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NPC1-transition-table" style:family="table">
      <style:table-properties style:width="27.658cm" fo:break-before="page" table:align="left" fo:keep-with-next="always"/>
    </style:style>
    <style:style style:name="NPC1-transition-table.A" style:family="table-column">
      <style:table-column-properties style:column-width="0.813cm"/>
    </style:style>
    <style:style style:name="NPC1-transition-table.G" style:family="table-column">
      <style:table-column-properties style:column-width="0.815cm"/>
    </style:style>
    <style:style style:name="NPC1-transition-table.h" style:family="table-column">
      <style:table-column-properties style:column-width="0.817cm"/>
    </style:style>
    <style:style style:name="NPC1-transition-table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NPC1-transition-table.h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NPC1-transition-table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NPC1-transition-table.h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8pt" fo:font-weight="bold" style:font-size-asian="8pt" style:font-style-asian="italic" style:font-weight-asian="bold" style:font-size-complex="8pt" style:font-style-complex="italic" style:font-weight-complex="bold" style:text-overline-style="none" style:text-overline-color="font-color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fo:font-size="8pt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font-size="8pt" fo:font-style="italic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font-size="8pt" fo:font-style="italic" style:text-underline-style="non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" style:family="paragraph" style:parent-style-name="Table_20_Contents"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7" style:family="paragraph" style:parent-style-name="Standard" style:list-style-name="L1">
      <style:text-properties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fo:font-size="8pt" fo:font-weight="bold" style:font-size-asian="8pt" style:font-style-asian="italic" style:font-weight-asian="bold" style:font-size-complex="8pt" style:font-style-complex="italic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font-size="8pt" fo:font-style="italic" style:text-underline-style="non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font-size="8pt" fo:font-style="italic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font-size="8pt" fo:font-style="italic" style:text-underline-style="none" fo:font-weight="bol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NPC1-transition-table" table:style-name="NPC1-transition-table">
        <table:table-column table:style-name="NPC1-transition-table.A" table:number-columns-repeated="6"/>
        <table:table-column table:style-name="NPC1-transition-table.G"/>
        <table:table-column table:style-name="NPC1-transition-table.A" table:number-columns-repeated="6"/>
        <table:table-column table:style-name="NPC1-transition-table.G"/>
        <table:table-column table:style-name="NPC1-transition-table.A" table:number-columns-repeated="6"/>
        <table:table-column table:style-name="NPC1-transition-table.G"/>
        <table:table-column table:style-name="NPC1-transition-table.A" table:number-columns-repeated="5"/>
        <table:table-column table:style-name="NPC1-transition-table.G"/>
        <table:table-column table:style-name="NPC1-transition-table.A" table:number-columns-repeated="6"/>
        <table:table-column table:style-name="NPC1-transition-table.h"/>
        <table:table-header-rows>
          <table:table-row>
            <table:table-cell table:style-name="NPC1-transition-table.A1" office:value-type="string">
              <text:p text:style-name="P6">State\</text:p>
              <text:p text:style-name="P6">Key</text:p>
            </table:table-cell>
            <table:table-cell table:style-name="NPC1-transition-table.A1" office:value-type="string">
              <text:p text:style-name="P1">I</text:p>
            </table:table-cell>
            <table:table-cell table:style-name="NPC1-transition-table.A1" office:value-type="string">
              <text:p text:style-name="P1">F</text:p>
            </table:table-cell>
            <table:table-cell table:style-name="NPC1-transition-table.A1" office:value-type="string">
              <text:p text:style-name="P1">B</text:p>
            </table:table-cell>
            <table:table-cell table:style-name="NPC1-transition-table.A1" office:value-type="string">
              <text:p text:style-name="P1">Sr</text:p>
            </table:table-cell>
            <table:table-cell table:style-name="NPC1-transition-table.A1" office:value-type="string">
              <text:p text:style-name="P1">Sl</text:p>
            </table:table-cell>
            <table:table-cell table:style-name="NPC1-transition-table.A1" office:value-type="string">
              <text:p text:style-name="P1">Rr</text:p>
            </table:table-cell>
            <table:table-cell table:style-name="NPC1-transition-table.A1" office:value-type="string">
              <text:p text:style-name="P1">Rl</text:p>
            </table:table-cell>
            <table:table-cell table:style-name="NPC1-transition-table.A1" office:value-type="string">
              <text:p text:style-name="P1">J</text:p>
            </table:table-cell>
            <table:table-cell table:style-name="NPC1-transition-table.A1" office:value-type="string">
              <text:p text:style-name="P1">F-Rr</text:p>
            </table:table-cell>
            <table:table-cell table:style-name="NPC1-transition-table.A1" office:value-type="string">
              <text:p text:style-name="P1">F-Rl</text:p>
            </table:table-cell>
            <table:table-cell table:style-name="NPC1-transition-table.A1" office:value-type="string">
              <text:p text:style-name="P1">F-Rr-Rl</text:p>
            </table:table-cell>
            <table:table-cell table:style-name="NPC1-transition-table.A1" office:value-type="string">
              <text:p text:style-name="P1">Rr-Rl</text:p>
            </table:table-cell>
            <table:table-cell table:style-name="NPC1-transition-table.A1" office:value-type="string">
              <text:p text:style-name="P1">F-J</text:p>
            </table:table-cell>
            <table:table-cell table:style-name="NPC1-transition-table.A1" office:value-type="string">
              <text:p text:style-name="P1">B-Rr</text:p>
            </table:table-cell>
            <table:table-cell table:style-name="NPC1-transition-table.A1" office:value-type="string">
              <text:p text:style-name="P1">B-Rl</text:p>
            </table:table-cell>
            <table:table-cell table:style-name="NPC1-transition-table.A1" office:value-type="string">
              <text:p text:style-name="P1">Sr-Rr</text:p>
            </table:table-cell>
            <table:table-cell table:style-name="NPC1-transition-table.A1" office:value-type="string">
              <text:p text:style-name="P1">Sr-Rl</text:p>
            </table:table-cell>
            <table:table-cell table:style-name="NPC1-transition-table.A1" office:value-type="string">
              <text:p text:style-name="P1">Sl-Rr</text:p>
            </table:table-cell>
            <table:table-cell table:style-name="NPC1-transition-table.A1" office:value-type="string">
              <text:p text:style-name="P1">Sl-Rl</text:p>
            </table:table-cell>
            <table:table-cell table:style-name="NPC1-transition-table.A1" office:value-type="string">
              <text:p text:style-name="P1">F-Q</text:p>
            </table:table-cell>
            <table:table-cell table:style-name="NPC1-transition-table.A1" office:value-type="string">
              <text:p text:style-name="P1">Sr-Q</text:p>
            </table:table-cell>
            <table:table-cell table:style-name="NPC1-transition-table.A1" office:value-type="string">
              <text:p text:style-name="P1">Sl-Q</text:p>
            </table:table-cell>
            <table:table-cell table:style-name="NPC1-transition-table.A1" office:value-type="string">
              <text:p text:style-name="P1">Rr-Q</text:p>
            </table:table-cell>
            <table:table-cell table:style-name="NPC1-transition-table.A1" office:value-type="string">
              <text:p text:style-name="P1">Rl-Q</text:p>
            </table:table-cell>
            <table:table-cell table:style-name="NPC1-transition-table.A1" office:value-type="string">
              <text:p text:style-name="P1">F-Rr-Q</text:p>
            </table:table-cell>
            <table:table-cell table:style-name="NPC1-transition-table.A1" office:value-type="string">
              <text:p text:style-name="P1">F-Rl-Q</text:p>
            </table:table-cell>
            <table:table-cell table:style-name="NPC1-transition-table.A1" office:value-type="string">
              <text:p text:style-name="P1">F-Rr-Rl-Q</text:p>
            </table:table-cell>
            <table:table-cell table:style-name="NPC1-transition-table.A1" office:value-type="string">
              <text:p text:style-name="P11">Rr-Rl-Q</text:p>
            </table:table-cell>
            <table:table-cell table:style-name="NPC1-transition-table.A1" office:value-type="string">
              <text:p text:style-name="P1">F-J-Q</text:p>
            </table:table-cell>
            <table:table-cell table:style-name="NPC1-transition-table.A1" office:value-type="string">
              <text:p text:style-name="P1">Sr-Rr-Q</text:p>
            </table:table-cell>
            <table:table-cell table:style-name="NPC1-transition-table.A1" office:value-type="string">
              <text:p text:style-name="P1">Sr-Rl-Q</text:p>
            </table:table-cell>
            <table:table-cell table:style-name="NPC1-transition-table.A1" office:value-type="string">
              <text:p text:style-name="P1">Sl-Rr-Q</text:p>
            </table:table-cell>
            <table:table-cell table:style-name="NPC1-transition-table.h1" office:value-type="string">
              <text:p text:style-name="P1">Sl-Rl-Q</text:p>
            </table:table-cell>
          </table:table-row>
        </table:table-header-rows>
        <table:table-row>
          <table:table-cell table:style-name="NPC1-transition-table.A2" office:value-type="string">
            <text:p text:style-name="P3">f</text:p>
          </table:table-cell>
          <table:table-cell table:style-name="NPC1-transition-table.A2" office:value-type="string">
            <text:p text:style-name="P4">F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F-Rr</text:p>
          </table:table-cell>
          <table:table-cell table:style-name="NPC1-transition-table.A2" office:value-type="string">
            <text:p text:style-name="P4">F-Rl</text:p>
          </table:table-cell>
          <table:table-cell table:style-name="NPC1-transition-table.A2" office:value-type="string">
            <text:p text:style-name="P5">F-J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F-Rr-Rl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F-Rr-Q</text:p>
          </table:table-cell>
          <table:table-cell table:style-name="NPC1-transition-table.A2" office:value-type="string">
            <text:p text:style-name="P5">F-Rl-Q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F-Rr-Rl-Q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h2" office:value-type="string">
            <text:p text:style-name="P5">-</text:p>
          </table:table-cell>
        </table:table-row>
        <table:table-row>
          <table:table-cell table:style-name="NPC1-transition-table.A2" office:value-type="string">
            <text:p text:style-name="P3">f-up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I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Rr</text:p>
          </table:table-cell>
          <table:table-cell table:style-name="NPC1-transition-table.A2" office:value-type="string">
            <text:p text:style-name="P5">Rl</text:p>
          </table:table-cell>
          <table:table-cell table:style-name="NPC1-transition-table.A2" office:value-type="string">
            <text:p text:style-name="P5">Rr-Rl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J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I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Rr-Q</text:p>
          </table:table-cell>
          <table:table-cell table:style-name="NPC1-transition-table.A2" office:value-type="string">
            <text:p text:style-name="P4">Rl-Q</text:p>
          </table:table-cell>
          <table:table-cell table:style-name="NPC1-transition-table.A2" office:value-type="string">
            <text:p text:style-name="P4">Rr-Rl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J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h2" office:value-type="string">
            <text:p text:style-name="P4">-</text:p>
          </table:table-cell>
        </table:table-row>
        <table:table-row>
          <table:table-cell table:style-name="NPC1-transition-table.A2" office:value-type="string">
            <text:p text:style-name="P3">f-q</text:p>
          </table:table-cell>
          <table:table-cell table:style-name="NPC1-transition-table.A2" office:value-type="string">
            <text:p text:style-name="P4">F-Q</text:p>
          </table:table-cell>
          <table:table-cell table:style-name="NPC1-transition-table.A2" office:value-type="string">
            <text:p text:style-name="P4">F-Q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F-Rr-Q</text:p>
          </table:table-cell>
          <table:table-cell table:style-name="NPC1-transition-table.A2" office:value-type="string">
            <text:p text:style-name="P4">F-Rl-Q</text:p>
          </table:table-cell>
          <table:table-cell table:style-name="NPC1-transition-table.A2" office:value-type="string">
            <text:p text:style-name="P5">F-J-Q</text:p>
          </table:table-cell>
          <table:table-cell table:style-name="NPC1-transition-table.A2" office:value-type="string">
            <text:p text:style-name="P5">F-Rr-Q</text:p>
          </table:table-cell>
          <table:table-cell table:style-name="NPC1-transition-table.A2" office:value-type="string">
            <text:p text:style-name="P5">F-Rl-Q</text:p>
          </table:table-cell>
          <table:table-cell table:style-name="NPC1-transition-table.A2" office:value-type="string">
            <text:p text:style-name="P5">F-Rr-Rl-Q</text:p>
          </table:table-cell>
          <table:table-cell table:style-name="NPC1-transition-table.A2" office:value-type="string">
            <text:p text:style-name="P5">F-Rr-Rl-Q</text:p>
          </table:table-cell>
          <table:table-cell table:style-name="NPC1-transition-table.A2" office:value-type="string">
            <text:p text:style-name="P5">F-J-Q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F-Rr-Q</text:p>
          </table:table-cell>
          <table:table-cell table:style-name="NPC1-transition-table.A2" office:value-type="string">
            <text:p text:style-name="P4">F-Rl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F-Rr-Rl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h2" office:value-type="string">
            <text:p text:style-name="P4">-</text:p>
          </table:table-cell>
        </table:table-row>
        <table:table-row>
          <table:table-cell table:style-name="NPC1-transition-table.A2" office:value-type="string">
            <text:p text:style-name="P3">b</text:p>
          </table:table-cell>
          <table:table-cell table:style-name="NPC1-transition-table.A2" office:value-type="string">
            <text:p text:style-name="P4">B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B-Rr</text:p>
          </table:table-cell>
          <table:table-cell table:style-name="NPC1-transition-table.A2" office:value-type="string">
            <text:p text:style-name="P4">B-Rl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h2" office:value-type="string">
            <text:p text:style-name="P5">-</text:p>
          </table:table-cell>
        </table:table-row>
        <table:table-row>
          <table:table-cell table:style-name="NPC1-transition-table.A2" office:value-type="string">
            <text:p text:style-name="P3">b-up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I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Rr</text:p>
          </table:table-cell>
          <table:table-cell table:style-name="NPC1-transition-table.A2" office:value-type="string">
            <text:p text:style-name="P5">Rl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h2" office:value-type="string">
            <text:p text:style-name="P5">-</text:p>
          </table:table-cell>
        </table:table-row>
        <table:table-row>
          <table:table-cell table:style-name="NPC1-transition-table.A2" office:value-type="string">
            <text:p text:style-name="P3">b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h2" office:value-type="string">
            <text:p text:style-name="P5">-</text:p>
          </table:table-cell>
        </table:table-row>
        <table:table-row>
          <table:table-cell table:style-name="NPC1-transition-table.A2" office:value-type="string">
            <text:p text:style-name="P3">sr</text:p>
          </table:table-cell>
          <table:table-cell table:style-name="NPC1-transition-table.A2" office:value-type="string">
            <text:p text:style-name="P4">Sr</text:p>
          </table:table-cell>
          <table:table-cell table:style-name="NPC1-transition-table.A2" office:value-type="string">
            <text:p text:style-name="P4">F-Sr</text:p>
          </table:table-cell>
          <table:table-cell table:style-name="NPC1-transition-table.A2" office:value-type="string">
            <text:p text:style-name="P4">B-Sr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Sr-Rr</text:p>
          </table:table-cell>
          <table:table-cell table:style-name="NPC1-transition-table.A2" office:value-type="string">
            <text:p text:style-name="P4">Sr-Rl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Sr-Rr-Q</text:p>
          </table:table-cell>
          <table:table-cell table:style-name="NPC1-transition-table.A2" office:value-type="string">
            <text:p text:style-name="P5">Sr-Rl-Q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h2" office:value-type="string">
            <text:p text:style-name="P5">-</text:p>
          </table:table-cell>
        </table:table-row>
        <table:table-row>
          <table:table-cell table:style-name="NPC1-transition-table.A2" office:value-type="string">
            <text:p text:style-name="P3">sr-up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I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Rr</text:p>
          </table:table-cell>
          <table:table-cell table:style-name="NPC1-transition-table.A2" office:value-type="string">
            <text:p text:style-name="P4">Rl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I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Rr-Q</text:p>
          </table:table-cell>
          <table:table-cell table:style-name="NPC1-transition-table.A2" office:value-type="string">
            <text:p text:style-name="P4">Rl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h2" office:value-type="string">
            <text:p text:style-name="P4">-</text:p>
          </table:table-cell>
        </table:table-row>
        <table:table-row>
          <table:table-cell table:style-name="NPC1-transition-table.A2" office:value-type="string">
            <text:p text:style-name="P3">sr-q</text:p>
          </table:table-cell>
          <table:table-cell table:style-name="NPC1-transition-table.A2" office:value-type="string">
            <text:p text:style-name="P4">Sr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Sr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Sr-Rr-Q</text:p>
          </table:table-cell>
          <table:table-cell table:style-name="NPC1-transition-table.A2" office:value-type="string">
            <text:p text:style-name="P4">Sr-Rl-Q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Sr-Rr-Q</text:p>
          </table:table-cell>
          <table:table-cell table:style-name="NPC1-transition-table.A2" office:value-type="string">
            <text:p text:style-name="P4">Sr-Rl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Sr-Rr-Q</text:p>
          </table:table-cell>
          <table:table-cell table:style-name="NPC1-transition-table.A2" office:value-type="string">
            <text:p text:style-name="P4">Sr-Rl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h2" office:value-type="string">
            <text:p text:style-name="P4">-</text:p>
          </table:table-cell>
        </table:table-row>
        <table:table-row>
          <table:table-cell table:style-name="NPC1-transition-table.A2" office:value-type="string">
            <text:p text:style-name="P3">sl</text:p>
          </table:table-cell>
          <table:table-cell table:style-name="NPC1-transition-table.A2" office:value-type="string">
            <text:p text:style-name="P4">Sl</text:p>
          </table:table-cell>
          <table:table-cell table:style-name="NPC1-transition-table.A2" office:value-type="string">
            <text:p text:style-name="P4">F-Sl</text:p>
          </table:table-cell>
          <table:table-cell table:style-name="NPC1-transition-table.A2" office:value-type="string">
            <text:p text:style-name="P4">B-Sl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Sl-Rr</text:p>
          </table:table-cell>
          <table:table-cell table:style-name="NPC1-transition-table.A2" office:value-type="string">
            <text:p text:style-name="P4">Sl-Rl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Sl-Rr-Q</text:p>
          </table:table-cell>
          <table:table-cell table:style-name="NPC1-transition-table.A2" office:value-type="string">
            <text:p text:style-name="P4">Sl-Rl-Q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h2" office:value-type="string">
            <text:p text:style-name="P5">-</text:p>
          </table:table-cell>
        </table:table-row>
        <table:table-row>
          <table:table-cell table:style-name="NPC1-transition-table.A2" office:value-type="string">
            <text:p text:style-name="P3">sl-up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I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Rr</text:p>
          </table:table-cell>
          <table:table-cell table:style-name="NPC1-transition-table.A2" office:value-type="string">
            <text:p text:style-name="P5">Rl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I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Rr-Q</text:p>
          </table:table-cell>
          <table:table-cell table:style-name="NPC1-transition-table.h2" office:value-type="string">
            <text:p text:style-name="P4">Rl-Q</text:p>
          </table:table-cell>
        </table:table-row>
        <table:table-row>
          <table:table-cell table:style-name="NPC1-transition-table.A2" office:value-type="string">
            <text:p text:style-name="P3">sl-q</text:p>
          </table:table-cell>
          <table:table-cell table:style-name="NPC1-transition-table.A2" office:value-type="string">
            <text:p text:style-name="P4">Sl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Sl-Q</text:p>
          </table:table-cell>
          <table:table-cell table:style-name="NPC1-transition-table.A2" office:value-type="string">
            <text:p text:style-name="P4">Sl-Rr-Q</text:p>
          </table:table-cell>
          <table:table-cell table:style-name="NPC1-transition-table.A2" office:value-type="string">
            <text:p text:style-name="P4">Sl-Rl-Q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Sl-Rr-Q</text:p>
          </table:table-cell>
          <table:table-cell table:style-name="NPC1-transition-table.A2" office:value-type="string">
            <text:p text:style-name="P5">Sl-Rl-Q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Sl-Rr-Q</text:p>
          </table:table-cell>
          <table:table-cell table:style-name="NPC1-transition-table.A2" office:value-type="string">
            <text:p text:style-name="P4">Sl-Rl-Q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h2" office:value-type="string">
            <text:p text:style-name="P4">-</text:p>
          </table:table-cell>
        </table:table-row>
        <table:table-row>
          <table:table-cell table:style-name="NPC1-transition-table.A2" office:value-type="string">
            <text:p text:style-name="P3">rr</text:p>
          </table:table-cell>
          <table:table-cell table:style-name="NPC1-transition-table.A2" office:value-type="string">
            <text:p text:style-name="P4">Rr</text:p>
          </table:table-cell>
          <table:table-cell table:style-name="NPC1-transition-table.A2" office:value-type="string">
            <text:p text:style-name="P4">F-Rr</text:p>
          </table:table-cell>
          <table:table-cell table:style-name="NPC1-transition-table.A2" office:value-type="string">
            <text:p text:style-name="P4">B-Rr</text:p>
          </table:table-cell>
          <table:table-cell table:style-name="NPC1-transition-table.A2" office:value-type="string">
            <text:p text:style-name="P4">Sr-Rr</text:p>
          </table:table-cell>
          <table:table-cell table:style-name="NPC1-transition-table.A2" office:value-type="string">
            <text:p text:style-name="P4">Sl-Rr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F-Rr-Rl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F-Rr-Q</text:p>
          </table:table-cell>
          <table:table-cell table:style-name="NPC1-transition-table.A2" office:value-type="string">
            <text:p text:style-name="P5">Sr-Rr-Q</text:p>
          </table:table-cell>
          <table:table-cell table:style-name="NPC1-transition-table.A2" office:value-type="string">
            <text:p text:style-name="P5">Sl-Rr-Q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F-Rr-Rl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h2" office:value-type="string">
            <text:p text:style-name="P5">-</text:p>
          </table:table-cell>
        </table:table-row>
        <table:table-row>
          <table:table-cell table:style-name="NPC1-transition-table.A2" office:value-type="string">
            <text:p text:style-name="P3">rr-up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I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F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F-Rl</text:p>
          </table:table-cell>
          <table:table-cell table:style-name="NPC1-transition-table.A2" office:value-type="string">
            <text:p text:style-name="P5">Rl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B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Sr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Sl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I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F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F-Rl-Q</text:p>
          </table:table-cell>
          <table:table-cell table:style-name="NPC1-transition-table.A2" office:value-type="string">
            <text:p text:style-name="P4">Rl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Sr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Sl-Q</text:p>
          </table:table-cell>
          <table:table-cell table:style-name="NPC1-transition-table.h2" office:value-type="string">
            <text:p text:style-name="P4">-</text:p>
          </table:table-cell>
        </table:table-row>
        <table:table-row>
          <table:table-cell table:style-name="NPC1-transition-table.A2" office:value-type="string">
            <text:p text:style-name="P3">rr-q</text:p>
          </table:table-cell>
          <table:table-cell table:style-name="NPC1-transition-table.A2" office:value-type="string">
            <text:p text:style-name="P4">Rr-Q</text:p>
          </table:table-cell>
          <table:table-cell table:style-name="NPC1-transition-table.A2" office:value-type="string">
            <text:p text:style-name="P4">F-Rr-Q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Sr-Rr-Q</text:p>
          </table:table-cell>
          <table:table-cell table:style-name="NPC1-transition-table.A2" office:value-type="string">
            <text:p text:style-name="P4">Sl-Rr-Q</text:p>
          </table:table-cell>
          <table:table-cell table:style-name="NPC1-transition-table.A2" office:value-type="string">
            <text:p text:style-name="P4">Rr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F-Rr-Q</text:p>
          </table:table-cell>
          <table:table-cell table:style-name="NPC1-transition-table.A2" office:value-type="string">
            <text:p text:style-name="P5">F-Rr-Rl-Q</text:p>
          </table:table-cell>
          <table:table-cell table:style-name="NPC1-transition-table.A2" office:value-type="string">
            <text:p text:style-name="P5">F-Rr-Rl-Q</text:p>
          </table:table-cell>
          <table:table-cell table:style-name="NPC1-transition-table.A2" office:value-type="string">
            <text:p text:style-name="P5">Rr-Rl-Q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Sr-Rr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Sl-Rr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F-Rr-Q</text:p>
          </table:table-cell>
          <table:table-cell table:style-name="NPC1-transition-table.A2" office:value-type="string">
            <text:p text:style-name="P4">Sr-Rr-Q</text:p>
          </table:table-cell>
          <table:table-cell table:style-name="NPC1-transition-table.A2" office:value-type="string">
            <text:p text:style-name="P4">Sl-Rr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F-Rr-Rl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h2" office:value-type="string">
            <text:p text:style-name="P4">-</text:p>
          </table:table-cell>
        </table:table-row>
        <table:table-row>
          <table:table-cell table:style-name="NPC1-transition-table.A2" office:value-type="string">
            <text:p text:style-name="P3">rl</text:p>
          </table:table-cell>
          <table:table-cell table:style-name="NPC1-transition-table.A2" office:value-type="string">
            <text:p text:style-name="P4">Rl</text:p>
          </table:table-cell>
          <table:table-cell table:style-name="NPC1-transition-table.A2" office:value-type="string">
            <text:p text:style-name="P4">F-Rl</text:p>
          </table:table-cell>
          <table:table-cell table:style-name="NPC1-transition-table.A2" office:value-type="string">
            <text:p text:style-name="P5">B-Rl</text:p>
          </table:table-cell>
          <table:table-cell table:style-name="NPC1-transition-table.A2" office:value-type="string">
            <text:p text:style-name="P4">Sr-Rl</text:p>
          </table:table-cell>
          <table:table-cell table:style-name="NPC1-transition-table.A2" office:value-type="string">
            <text:p text:style-name="P4">Sl-Rl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F-Rr-Rl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F-Rl-Q</text:p>
          </table:table-cell>
          <table:table-cell table:style-name="NPC1-transition-table.A2" office:value-type="string">
            <text:p text:style-name="P4">Sr-Rl-Q</text:p>
          </table:table-cell>
          <table:table-cell table:style-name="NPC1-transition-table.A2" office:value-type="string">
            <text:p text:style-name="P4">Sl-Rl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F-Rr-Rl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h2" office:value-type="string">
            <text:p text:style-name="P4">-</text:p>
          </table:table-cell>
        </table:table-row>
        <table:table-row>
          <table:table-cell table:style-name="NPC1-transition-table.A2" office:value-type="string">
            <text:p text:style-name="P3">rl-up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I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F</text:p>
          </table:table-cell>
          <table:table-cell table:style-name="NPC1-transition-table.A2" office:value-type="string">
            <text:p text:style-name="P5">F-Rr</text:p>
          </table:table-cell>
          <table:table-cell table:style-name="NPC1-transition-table.A2" office:value-type="string">
            <text:p text:style-name="P5">Rl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B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Sr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Sl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I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F-Q</text:p>
          </table:table-cell>
          <table:table-cell table:style-name="NPC1-transition-table.A2" office:value-type="string">
            <text:p text:style-name="P4">F-Rr-Q</text:p>
          </table:table-cell>
          <table:table-cell table:style-name="NPC1-transition-table.A2" office:value-type="string">
            <text:p text:style-name="P4">Rr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Sr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h2" office:value-type="string">
            <text:p text:style-name="P4">Sl-Q</text:p>
          </table:table-cell>
        </table:table-row>
        <table:table-row>
          <table:table-cell table:style-name="NPC1-transition-table.A2" office:value-type="string">
            <text:p text:style-name="P3">rl-q</text:p>
          </table:table-cell>
          <table:table-cell table:style-name="NPC1-transition-table.A2" office:value-type="string">
            <text:p text:style-name="P4">Rl-Q</text:p>
          </table:table-cell>
          <table:table-cell table:style-name="NPC1-transition-table.A2" office:value-type="string">
            <text:p text:style-name="P4">F-Rl-Q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Sr-Rl-Q</text:p>
          </table:table-cell>
          <table:table-cell table:style-name="NPC1-transition-table.A2" office:value-type="string">
            <text:p text:style-name="P4">Sl-Rl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Rl-Q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F-Rr-Rl-Q</text:p>
          </table:table-cell>
          <table:table-cell table:style-name="NPC1-transition-table.A2" office:value-type="string">
            <text:p text:style-name="P5">F-Rl-Q</text:p>
          </table:table-cell>
          <table:table-cell table:style-name="NPC1-transition-table.A2" office:value-type="string">
            <text:p text:style-name="P5">F-Rr-Rl-Q</text:p>
          </table:table-cell>
          <table:table-cell table:style-name="NPC1-transition-table.A2" office:value-type="string">
            <text:p text:style-name="P5">Rr-Rl-Q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Sr-Rl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Sl-Rl-Q</text:p>
          </table:table-cell>
          <table:table-cell table:style-name="NPC1-transition-table.A2" office:value-type="string">
            <text:p text:style-name="P5">F-Rl-Q</text:p>
          </table:table-cell>
          <table:table-cell table:style-name="NPC1-transition-table.A2" office:value-type="string">
            <text:p text:style-name="P4">Sr-Rl-Q</text:p>
          </table:table-cell>
          <table:table-cell table:style-name="NPC1-transition-table.A2" office:value-type="string">
            <text:p text:style-name="P4">Sl-Rl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F-Rr-Rl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h2" office:value-type="string">
            <text:p text:style-name="P4">-</text:p>
          </table:table-cell>
        </table:table-row>
        <table:table-row>
          <table:table-cell table:style-name="NPC1-transition-table.A2" office:value-type="string">
            <text:p text:style-name="P3">j</text:p>
          </table:table-cell>
          <table:table-cell table:style-name="NPC1-transition-table.A2" office:value-type="string">
            <text:p text:style-name="P4">J</text:p>
          </table:table-cell>
          <table:table-cell table:style-name="NPC1-transition-table.A2" office:value-type="string">
            <text:p text:style-name="P4">F-J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F-J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h2" office:value-type="string">
            <text:p text:style-name="P4">-</text:p>
          </table:table-cell>
        </table:table-row>
        <table:table-row>
          <table:table-cell table:style-name="NPC1-transition-table.A2" office:value-type="string">
            <text:p text:style-name="P3">j-up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I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F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F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h2" office:value-type="string">
            <text:p text:style-name="P4">-</text:p>
          </table:table-cell>
        </table:table-row>
        <text:soft-page-break/>
        <table:table-row>
          <table:table-cell table:style-name="NPC1-transition-table.A2" office:value-type="string">
            <text:p text:style-name="P3">j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F-J-Q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F-J-Q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h2" office:value-type="string">
            <text:p text:style-name="P4">-</text:p>
          </table:table-cell>
        </table:table-row>
        <table:table-row>
          <table:table-cell table:style-name="NPC1-transition-table.A2" office:value-type="string">
            <text:p text:style-name="P3">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F-Q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Sr-Q</text:p>
          </table:table-cell>
          <table:table-cell table:style-name="NPC1-transition-table.A2" office:value-type="string">
            <text:p text:style-name="P4">Sl-Q</text:p>
          </table:table-cell>
          <table:table-cell table:style-name="NPC1-transition-table.A2" office:value-type="string">
            <text:p text:style-name="P4">Rr-Q</text:p>
          </table:table-cell>
          <table:table-cell table:style-name="NPC1-transition-table.A2" office:value-type="string">
            <text:p text:style-name="P4">Rl-Q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F-Rr-Q</text:p>
          </table:table-cell>
          <table:table-cell table:style-name="NPC1-transition-table.A2" office:value-type="string">
            <text:p text:style-name="P5">F-Rl-Q</text:p>
          </table:table-cell>
          <table:table-cell table:style-name="NPC1-transition-table.A2" office:value-type="string">
            <text:p text:style-name="P5">F-Rr-Rl-Q</text:p>
          </table:table-cell>
          <table:table-cell table:style-name="NPC1-transition-table.A2" office:value-type="string">
            <text:p text:style-name="P5">Rr-Rl-Q</text:p>
          </table:table-cell>
          <table:table-cell table:style-name="NPC1-transition-table.A2" office:value-type="string">
            <text:p text:style-name="P5">F-J-Q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Sr-Rr-Q</text:p>
          </table:table-cell>
          <table:table-cell table:style-name="NPC1-transition-table.A2" office:value-type="string">
            <text:p text:style-name="P4">Sr-Rl-Q</text:p>
          </table:table-cell>
          <table:table-cell table:style-name="NPC1-transition-table.A2" office:value-type="string">
            <text:p text:style-name="P4">Sl-Rr-Q</text:p>
          </table:table-cell>
          <table:table-cell table:style-name="NPC1-transition-table.A2" office:value-type="string">
            <text:p text:style-name="P4">Sl-Rl-Q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h2" office:value-type="string">
            <text:p text:style-name="P4">-</text:p>
          </table:table-cell>
        </table:table-row>
        <table:table-row>
          <table:table-cell table:style-name="NPC1-transition-table.A2" office:value-type="string">
            <text:p text:style-name="P3">q-up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F</text:p>
          </table:table-cell>
          <table:table-cell table:style-name="NPC1-transition-table.A2" office:value-type="string">
            <text:p text:style-name="P4">Sr</text:p>
          </table:table-cell>
          <table:table-cell table:style-name="NPC1-transition-table.A2" office:value-type="string">
            <text:p text:style-name="P4">Sl</text:p>
          </table:table-cell>
          <table:table-cell table:style-name="NPC1-transition-table.A2" office:value-type="string">
            <text:p text:style-name="P4">Rr</text:p>
          </table:table-cell>
          <table:table-cell table:style-name="NPC1-transition-table.A2" office:value-type="string">
            <text:p text:style-name="P4">Rl</text:p>
          </table:table-cell>
          <table:table-cell table:style-name="NPC1-transition-table.A2" office:value-type="string">
            <text:p text:style-name="P4">F-Rr</text:p>
          </table:table-cell>
          <table:table-cell table:style-name="NPC1-transition-table.A2" office:value-type="string">
            <text:p text:style-name="P4">F-Rl</text:p>
          </table:table-cell>
          <table:table-cell table:style-name="NPC1-transition-table.A2" office:value-type="string">
            <text:p text:style-name="P4">F-Rr-Rl</text:p>
          </table:table-cell>
          <table:table-cell table:style-name="NPC1-transition-table.A2" office:value-type="string">
            <text:p text:style-name="P4">Rr-Rl</text:p>
          </table:table-cell>
          <table:table-cell table:style-name="NPC1-transition-table.A2" office:value-type="string">
            <text:p text:style-name="P4">F-J</text:p>
          </table:table-cell>
          <table:table-cell table:style-name="NPC1-transition-table.A2" office:value-type="string">
            <text:p text:style-name="P4">Sr-Rr</text:p>
          </table:table-cell>
          <table:table-cell table:style-name="NPC1-transition-table.A2" office:value-type="string">
            <text:p text:style-name="P4">Sr-Rl</text:p>
          </table:table-cell>
          <table:table-cell table:style-name="NPC1-transition-table.A2" office:value-type="string">
            <text:p text:style-name="P4">Sl-Rr</text:p>
          </table:table-cell>
          <table:table-cell table:style-name="NPC1-transition-table.h2" office:value-type="string">
            <text:p text:style-name="P4">Sr-Rl</text:p>
          </table:table-cell>
        </table:table-row>
      </table:table>
      <text:p text:style-name="Table">Table <text:sequence text:ref-name="refTable0" text:name="Table" text:formula="ooow:Table+1" style:num-format="1">1</text:sequence>: Character + Activity transitions</text:p>
      <text:p text:style-name="Standard"/>
      <text:p text:style-name="P2"><text:span text:style-name="T1">Note:</text:span> </text:p>
      <text:list xml:id="list20095921751" text:style-name="L1">
        <text:list-item>
          <text:p text:style-name="P7">Only “normal” states are n column, “quick” states (e.g. *-Q) are not reported. Q is a state modifier.</text:p>
        </text:list-item>
        <text:list-item>
          <text:p text:style-name="P7">“-” = “do nothing”</text:p>
        </text:list-item>
        <text:list-item>
          <text:p text:style-name="P7">lower case: keys (input)</text:p>
        </text:list-item>
        <text:list-item>
          <text:p text:style-name="P7">upper case: states </text:p>
        </text:list-item>
        <text:list-item>
          <text:p text:style-name="P7">Each state corresponds to the actual pressed keys (e.g. FBL means that f, b and l keys are pressed). I (idle) represents both no key pressed o more than allowed keys pressed.</text:p>
        </text:list-item>
        <text:list-item>
          <text:p text:style-name="P7">The order of keys is F-B-Sr-Sl-Rr-Rl-J.</text:p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09:13:36</meta:creation-date>
    <dc:date>2013-01-10T10:38:53</dc:date>
    <meta:editing-duration>PT21H15M13S</meta:editing-duration>
    <meta:editing-cycles>246</meta:editing-cycles>
    <meta:generator>LibreOffice/3.5$Linux_X86_64 LibreOffice_project/350m1$Build-2</meta:generator>
    <meta:document-statistic meta:table-count="1" meta:image-count="0" meta:object-count="0" meta:page-count="2" meta:paragraph-count="825" meta:word-count="897" meta:character-count="2116" meta:non-whitespace-character-count="2048"/>
  </office:meta>
</office:document-meta>
</file>